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14d98"/>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23d21"/>
    </style:style>
    <style:style style:name="P5" style:family="paragraph" style:parent-style-name="Text_20_body">
      <style:paragraph-properties fo:text-align="justify" style:justify-single-word="false"/>
      <style:text-properties officeooo:paragraph-rsid="00114d98"/>
    </style:style>
    <style:style style:name="T1" style:family="text">
      <style:text-properties officeooo:rsid="00114d98"/>
    </style:style>
    <style:style style:name="T2" style:family="text">
      <style:text-properties officeooo:rsid="00123d2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Objetivo</text:span></text:p>
      <text:p text:style-name="P4"><text:span text:style-name="T2"/></text:p>
      <text:p text:style-name="P4"><text:span text:style-name="T2">El objetivo de este proyecto es la implementación y uso de expresiones regulares y gramaticas para reconocer patrones recibidos de una camara Web, un programa en C recibirá una sucesión de imagenes directo de la camara <text:s/>en las cuales por medio de librerias de OpenCV <text:s/>se reconocerá una forma establecida y un color para poder tener control sobre estos eventos dentro del mismo,con la finalidad de que detecte la "varita" para recibir las combinaciones de ataque y defensa que haga un usuario.</text:span></text:p>
      <text:p text:style-name="P4"><text:span text:style-name="T2"/></text:p>
      <text:p text:style-name="P4"><text:span text:style-name="T2">Para la varita debemos ocupar el PlayStation Move el cual genera una luz de color (azul,verde,rojo,rosa...) la cual recocerá el programa en C por medio de OpenCV.</text:span></text:p>
      <text:p text:style-name="P4"><text:span text:style-name="T2"/></text:p>
      <text:p text:style-name="P4"><text:span text:style-name="T2">Introducción </text:span></text:p>
      <text:p text:style-name="P4"><text:span text:style-name="T2"/></text:p>
      <text:p text:style-name="P4">Uno de los aspectos más importantes de la visión artificial es sin duda el reconocimiento de objetos, de patrones, o identificación de figuras y formas. <text:span text:style-name="T1">estos objetos pueden reconocerse por medio de varios y poderosos métodos tales y como son las gramaticas libres de contexto, expresiones regulares , etc. , que son los más basicos y los cuales podemos ocupar </text:span><text:s/>Este reconocimiento puede ir desde ejemplos muy simples (reconocer en una imagen el único objeto de color rojo), hasta posibilidades muy complejas y útiles que aún hoy son prácticamente imposibles . Este problema plantea un gran reto, pero son infinitas sus posibilidades y aplicaciones. En un futuro se plantea que los robots humanoides tengan un sistema avanzado de reconocimiento de objetos, siendo capaz como los humanos de reconocer a las personas por sus caras, y los demás objetos de su entorno.</text:p>
      <text:p text:style-name="P4"><text:bookmark text:name="more-6942"/></text:p>
      <text:p text:style-name="P1">En el artículo de hoy voy a explicar cómo reconocer objetos por su color. Estudiaremos el caso más simple, que consiste en un solo objeto del color deseado en un entorno de objetos de colores distintos. Por tanto no tendremos el problema de la segmentación (tener que detectar los distintos objetos del mismo color).</text:p>
      <text:p text:style-name="P1"><text:span text:style-name="Strong_20_Emphasis">¿Qué es una imagen?</text:span></text:p>
      <text:p text:style-name="P2">Aunque una imagen es la reproducción de la figura de un objeto por la combinación de los rayos de luz que inciden en <text:span text:style-name="T1">é</text:span>l, dentro de un ordenador una imagen no es más que una gran secuencia de ceros y unos que podemos leer y modificar a nuestro antojo. Como ya sab<text:span text:style-name="T1">emos</text:span>, el tamaño de las imágenes se mide en píxeles, que es precisamente la superficie homogénea más pequeña de las que componen una imagen, que se define por su brillo y color.</text:p>
      <text:p text:style-name="P2"/>
      <text:p text:style-name="P1">Cada píxel está además definido por su color o brillo. Las imágenes en blanco y negro son las más básicas, pudiendo tomar sus píxeles valores entre 0 (completamente negro) y 255 (completamente blanco). Sin embargo las imágenes de color contienen tres canales de colores distintos (los famosos RGB (R : rojo, G : verde, B : Azul). Cada canal puede tomar un valor entre 0 y 255, por ejemplo un R = 255, G = 0, y B = 0 será un píxel completamente rojo. Si los tres valores son 255 el píxel será blanco, y si los tres valen 0 el píxel será negro. Existe además el sistema HSB (Hue, Saturation, Brightness (Matiz, Saturación, Luminosidad)), con el que también se puede crear cualquier color, y que tiene transformación directa a su representación en el sistema RGB.</text:p>
      <text:p text:style-name="P1"><text:soft-page-break/></text:p>
      <text:p text:style-name="P1"><text:span text:style-name="Strong_20_Emphasis">¿Cómo detectar un objeto de determinado color?:</text:span></text:p>
      <text:p text:style-name="P1">Para detectar un objeto de determinado color necesitaremos detectar todos los píxeles que lo componen. Para ello iremos buscando en todos los píxeles de la imagen, calculando si son o no del color deseado. ¿Como sabemos si por ejemplo es <text:span text:style-name="T1">verde</text:span>?. En primer lugar tenemos que ver qué datos característicos tiene dicho color. En este caso es sencillo, su dato más característico será que el canal con mayor valor será el del rojo. También deberíamos tener en cuenta que los valores de los demás canales no deberían ser muy altos, por lo menos no lo suficiente como para acercarse al valor del canal del rojo, ya que estos valores podrían corresponder a colores como el morado o el naranja.</text:p>
      <text:p text:style-name="P1"/>
      <text:p text:style-name="P1">Con un color que no sea de los tres básicos la cosa se complica un poco; en este caso lo mejor es abrir la imagen con un editor de imágenes, y mirar que valores RGB tienen los píxeles del color deseado. Así podremos sacar las características que nos determinarán dicho color.</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mno </meta:initial-creator>
    <meta:creation-date>2012-12-05T13:27:35</meta:creation-date>
    <dc:date>2012-12-05T21:58:01</dc:date>
    <meta:editing-duration>PT15M33S</meta:editing-duration>
    <meta:editing-cycles>2</meta:editing-cycles>
    <meta:generator>LibreOffice/3.6$Linux_X86_64 LibreOffice_project/360m1$Build-2</meta:generator>
    <meta:document-statistic meta:table-count="0" meta:image-count="0" meta:object-count="0" meta:page-count="2" meta:paragraph-count="12" meta:word-count="707" meta:character-count="4080" meta:non-whitespace-character-count="3381"/>
  </office:meta>
</office:document-meta>
</file>